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48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7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7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3367336256384917242" text:style-name="L1">
              <text:list-header>
                <text:p text:style-name="P6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41637108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41630519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7h</text:p>
          </table:table-cell>
        </table:table-row>
        <table:table-row>
          <table:table-cell table:style-name="Tabell3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41609238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2</text:p>
          </table:table-cell>
          <table:table-cell table:style-name="Tabell3.A7" office:value-type="string">
            <text:list xml:id="list41611551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6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41606085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11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41626757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3.A7" office:value-type="string">
            <text:p text:style-name="Table_20_Contents">Klar (Behövs förbättras)</text:p>
          </table:table-cell>
          <table:table-cell table:style-name="Tabell3.A7" office:value-type="string">
            <text:p text:style-name="Table_20_Contents">3h 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6</text:p>
          </table:table-cell>
          <table:table-cell table:style-name="Tabell3.A2" office:value-type="string">
            <text:list xml:id="list41607782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41613786" text:continue-numbering="true" text:style-name="L1">
              <text:list-header>
                <text:p text:style-name="P5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41628649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 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41632108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41611010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7" office:value-type="string">
            <text:p text:style-name="Table_20_Contents">Klart</text:p>
          </table:table-cell>
          <table:table-cell table:style-name="Tabell3.A7" office:value-type="string">
            <text:p text:style-name="Table_20_Contents">1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<text:soft-page-break/>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15H16M32S</meta:editing-duration>
    <meta:editing-cycles>20</meta:editing-cycles>
    <meta:generator>OpenOffice.org/3.4.1$Win32 OpenOffice.org_project/341m1$Build-9593</meta:generator>
    <dc:date>2014-04-30T21:46:53.58</dc:date>
    <meta:document-statistic meta:table-count="1" meta:image-count="0" meta:object-count="0" meta:page-count="2" meta:paragraph-count="63" meta:word-count="265" meta:character-count="1497"/>
    <meta:user-defined meta:name="Info 1"/>
    <meta:user-defined meta:name="Info 2"/>
    <meta:user-defined meta:name="Info 3"/>
    <meta:user-defined meta:name="Info 4"/>
  </office:meta>
</office:document-meta>
</file>